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Informations" style:family="table">
      <style:table-properties style:width="17.59cm" table:align="margins" style:writing-mode="lr-tb"/>
    </style:style>
    <style:style style:name="Informations.A" style:family="table-column">
      <style:table-column-properties style:column-width="8.795cm" style:rel-column-width="32767*"/>
    </style:style>
    <style:style style:name="Informations.B" style:family="table-column">
      <style:table-column-properties style:column-width="8.795cm" style:rel-column-width="32768*"/>
    </style:style>
    <style:style style:name="Informations.A1" style:family="table-cell">
      <style:table-cell-properties fo:padding="0.097cm" fo:border-left="0.5pt solid #000000" fo:border-right="none" fo:border-top="0.5pt solid #000000" fo:border-bottom="0.5pt solid #000000"/>
    </style:style>
    <style:style style:name="Informations.B1" style:family="table-cell">
      <style:table-cell-properties fo:padding="0.097cm" fo:border="0.5pt solid #000000"/>
    </style:style>
    <style:style style:name="Informations.A2" style:family="table-cell">
      <style:table-cell-properties fo:padding="0.097cm" fo:border-left="0.5pt solid #000000" fo:border-right="none" fo:border-top="none" fo:border-bottom="0.5pt solid #000000"/>
    </style:style>
    <style:style style:name="Informations.B2" style:family="table-cell">
      <style:table-cell-properties fo:padding="0.097cm" fo:border-left="0.5pt solid #000000" fo:border-right="0.5pt solid #000000" fo:border-top="none" fo:border-bottom="0.5pt solid #000000"/>
    </style:style>
    <style:style style:name="total" style:family="table">
      <style:table-properties style:width="17.59cm" table:align="margins"/>
    </style:style>
    <style:style style:name="total.A" style:family="table-column">
      <style:table-column-properties style:column-width="12.7cm" style:rel-column-width="47317*"/>
    </style:style>
    <style:style style:name="total.B" style:family="table-column">
      <style:table-column-properties style:column-width="4.89cm" style:rel-column-width="18218*"/>
    </style:style>
    <style:style style:name="total.A1" style:family="table-cell">
      <style:table-cell-properties fo:padding="0.097cm" fo:border-left="0.5pt solid #000000" fo:border-right="none" fo:border-top="0.5pt solid #000000" fo:border-bottom="0.5pt solid #000000"/>
    </style:style>
    <style:style style:name="total.B1" style:family="table-cell">
      <style:table-cell-properties fo:padding="0.097cm" fo:border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none"/>
    </style:style>
    <style:style style:name="Table4.B1" style:family="table-cell">
      <style:table-cell-properties fo:padding="0.097cm" fo:border-left="0.5pt solid #000000" fo:border-right="0.5pt solid #000000" fo:border-top="0.5pt solid #000000" fo:border-bottom="none"/>
    </style:style>
    <style:style style:name="Table4.2" style:family="table-row">
      <style:table-row-properties style:min-row-height="3.27cm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">
      <style:paragraph-properties fo:text-align="center" style:justify-single-word="false"/>
      <style:text-properties style:font-name="Cantarell"/>
    </style:style>
    <style:style style:name="P2" style:family="paragraph" style:parent-style-name="Subtitle">
      <style:text-properties style:font-name="Cantarell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114667" style:font-size-asian="10pt" style:font-style-asian="normal" style:font-weight-asian="normal" style:font-size-complex="10pt" style:text-emphasize="none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ntarell" officeooo:paragraph-rsid="00114667"/>
    </style:style>
    <style:style style:name="P6" style:family="paragraph" style:parent-style-name="Standard">
      <style:paragraph-properties fo:text-align="start" style:justify-single-word="false"/>
      <style:text-properties style:font-name="Cantarell" officeooo:paragraph-rsid="00126482"/>
    </style:style>
    <style:style style:name="P7" style:family="paragraph" style:parent-style-name="Standard">
      <style:text-properties style:font-name="Cantarell" fo:language="fr" fo:country="FR" officeooo:paragraph-rsid="00114667"/>
    </style:style>
    <style:style style:name="P8" style:family="paragraph" style:parent-style-name="Table_20_Contents">
      <style:text-properties style:font-name="Cantarell" officeooo:paragraph-rsid="00114667"/>
    </style:style>
    <style:style style:name="P9" style:family="paragraph" style:parent-style-name="Table_20_Contents">
      <style:text-properties style:font-name="Cantarell" officeooo:paragraph-rsid="00126482"/>
    </style:style>
    <style:style style:name="P10" style:family="paragraph" style:parent-style-name="Table_20_Contents">
      <style:text-properties style:font-name="Cantarell" officeooo:rsid="00268e34" officeooo:paragraph-rsid="00268e34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ntarell" fo:language="fr" fo:country="FR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17b36f" style:font-size-asian="10pt" style:font-size-complex="10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ntarell" fo:font-size="10pt" officeooo:paragraph-rsid="0017b36f" style:font-size-asian="10pt" style:font-size-complex="10pt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font-style="normal" fo:text-shadow="none" style:text-underline-style="none" fo:font-weight="normal" officeooo:rsid="001200bb" officeooo:paragraph-rsid="0017b36f" style:font-size-asian="10pt" style:font-style-asian="normal" style:font-weight-asian="normal" style:font-size-complex="10pt" style:text-emphasize="none"/>
    </style:style>
    <style:style style:name="P16" style:family="paragraph" style:parent-style-name="Standard" style:master-page-name="">
      <style:paragraph-properties fo:text-align="start" style:justify-single-word="false" fo:keep-together="always" style:page-number="auto" fo:keep-with-next="always" style:writing-mode="lr-tb"/>
      <style:text-properties style:font-name="Cantarell" fo:font-size="10pt" fo:language="fr" fo:country="FR" style:font-size-asian="10pt" style:font-size-complex="10pt"/>
    </style:style>
    <style:style style:name="P17" style:family="paragraph" style:parent-style-name="Standard">
      <style:text-properties style:font-name="Cantarell" fo:font-size="10pt" fo:language="fr" fo:country="FR" style:font-size-asian="10pt" style:font-size-complex="10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0c04fa" style:font-size-asian="10pt" style:font-size-complex="10pt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0c04fa" style:font-size-asian="10pt" style:font-style-asian="normal" style:font-weight-asian="normal" style:font-size-complex="10pt" style:text-emphasize="none"/>
    </style:style>
    <style:style style:name="P20" style:family="paragraph" style:parent-style-name="Heading_20_2">
      <style:text-properties style:font-name="Cantarell"/>
    </style:style>
    <style:style style:name="P21" style:family="paragraph" style:parent-style-name="Table_20_Contents">
      <style:text-properties style:font-name="Cantarell" fo:font-weight="bold" style:font-weight-asian="bold" style:font-weight-complex="bold"/>
    </style:style>
    <style:style style:name="P22" style:family="paragraph" style:parent-style-name="Table_20_Contents">
      <style:text-properties style:font-name="Cantarell"/>
    </style:style>
    <style:style style:name="P23" style:family="paragraph" style:parent-style-name="Table_20_Contents">
      <style:paragraph-properties fo:text-align="start" style:justify-single-word="false"/>
      <style:text-properties style:font-name="Cantarell" fo:font-size="12pt" officeooo:paragraph-rsid="001200bb" style:font-size-asian="12pt" style:font-size-complex="12pt"/>
    </style:style>
    <style:style style:name="P24" style:family="paragraph" style:parent-style-name="Text_20_body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style:font-size-asian="10.5pt" style:font-style-asian="normal" style:font-weight-asian="normal" style:font-size-complex="12pt" style:text-emphasize="none"/>
    </style:style>
    <style:style style:name="P25" style:family="paragraph" style:parent-style-name="Standard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officeooo:paragraph-rsid="00244cdd" style:font-size-asian="10.5pt" style:font-style-asian="normal" style:font-weight-asian="normal" style:font-size-complex="12pt" style:text-emphasize="none"/>
    </style:style>
    <style:style style:name="T1" style:family="text">
      <style:text-properties style:font-name="Cantarell" fo:font-size="15pt" style:font-size-asian="15pt" style:font-size-complex="15pt"/>
    </style:style>
    <style:style style:name="T2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3" style:family="text">
      <style:text-properties officeooo:rsid="0023d0a8"/>
    </style:style>
    <style:style style:name="T4" style:family="text">
      <style:text-properties officeooo:rsid="000ca80d"/>
    </style:style>
    <style:style style:name="T5" style:family="text">
      <style:text-properties officeooo:rsid="000c04fa"/>
    </style:style>
    <style:style style:name="T6" style:family="text">
      <style:text-properties fo:color="#000000" loext:opacity="100%" style:text-outline="false" style:text-line-through-style="none" style:text-line-through-type="none" fo:font-size="12pt" fo:language="fr" fo:country="FR" fo:font-style="normal" fo:text-shadow="none" style:text-underline-style="none" fo:font-weight="normal" style:font-size-asian="12pt" style:font-style-asian="normal" style:font-weight-asian="normal" style:text-emphasize="none"/>
    </style:style>
    <style:style style:name="T7" style:family="text">
      <style:text-properties officeooo:rsid="00114667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" style:family="text">
      <style:text-properties style:text-underline-style="solid" style:text-underline-type="double" style:text-underline-width="auto" style:text-underline-color="font-color" officeooo:rsid="000c04fa"/>
    </style:style>
    <style:style style:name="T10" style:family="text">
      <style:text-properties officeooo:rsid="00196efe"/>
    </style:style>
    <style:style style:name="T11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0c04fa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200bb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MAP Croix-Luizet</text:h>
      <text:p text:style-name="Subtitle"><text:span text:style-name="T1">67 rue Octavie Villeurbanne – </text:span><text:a xlink:type="simple" xlink:href="https://amapcroixluizet.eu/" text:style-name="Internet_20_link" text:visited-style-name="Visited_20_Internet_20_Link"><text:span text:style-name="T1">https://amapcroixluizet.eu</text:span></text:a></text:p>
      <text:p text:style-name="P2">Contrat d’engagement solidaire </text:p>
      <text:p text:style-name="P3" loext:marker-style-name="T2">Ce contrat est organisé par l’AMAP CROIX-LUIZET et est régi par les statuts et le règlement intérieur de l’Association.</text:p>
      <table:table table:name="Informations" table:style-name="Informations">
        <table:table-column table:style-name="Informations.A"/>
        <table:table-column table:style-name="Informations.B"/>
        <table:table-row>
          <table:table-cell table:style-name="Informations.A1" office:value-type="string">
            <text:p text:style-name="P4">Ty<text:span text:style-name="T3">p</text:span>e de contrat</text:p>
          </table:table-cell>
          <table:table-cell table:style-name="Informations.B1" office:value-type="string">
            <text:p text:style-name="P5">{{contract<text:span text:style-name="T4">_</text:span>type}}</text:p>
          </table:table-cell>
        </table:table-row>
        <table:table-row>
          <table:table-cell table:style-name="Informations.A2" office:value-type="string">
            <text:p text:style-name="P4">Saison du contrat</text:p>
          </table:table-cell>
          <table:table-cell table:style-name="Informations.B2" office:value-type="string">
            <text:p text:style-name="P5">{{contract<text:span text:style-name="T4">_</text:span>season}}</text:p>
          </table:table-cell>
        </table:table-row>
        <table:table-row>
          <table:table-cell table:style-name="Informations.A2" office:value-type="string">
            <text:p text:style-name="P5">Référent·e</text:p>
          </table:table-cell>
          <table:table-cell table:style-name="Informations.B2" office:value-type="string">
            <text:p text:style-name="P5">{{referer<text:span text:style-name="T5">_</text:span>name}} </text:p>
          </table:table-cell>
        </table:table-row>
        <table:table-row>
          <table:table-cell table:style-name="Informations.A2" office:value-type="string">
            <text:p text:style-name="P6">Email référent<text:span text:style-name="T6">·e</text:span></text:p>
          </table:table-cell>
          <table:table-cell table:style-name="Informations.B2" office:value-type="string">
            <text:p text:style-name="P6">{{referer<text:span text:style-name="T7">_email</text:span>}}</text:p>
          </table:table-cell>
        </table:table-row>
        <table:table-row>
          <table:table-cell table:style-name="Informations.A2" office:value-type="string">
            <text:p text:style-name="P7">Le/La <text:s/><text:span text:style-name="T8">producteur·trice</text:span></text:p>
          </table:table-cell>
          <table:table-cell table:style-name="Informations.B2" office:value-type="string">
            <text:p text:style-name="P7">{{productor<text:span text:style-name="T9">_</text:span>name}}</text:p>
          </table:table-cell>
        </table:table-row>
        <table:table-row>
          <table:table-cell table:style-name="Informations.A2" office:value-type="string">
            <text:p text:style-name="P7">Adresse du <text:span text:style-name="T8">producteur·trice</text:span></text:p>
          </table:table-cell>
          <table:table-cell table:style-name="Informations.B2" office:value-type="string">
            <text:p text:style-name="P7">{{productor<text:span text:style-name="T5">_</text:span>address}}</text:p>
          </table:table-cell>
        </table:table-row>
        <table:table-row>
          <table:table-cell table:style-name="Informations.A2" office:value-type="string">
            <text:p text:style-name="P7">Chèque à l’ordre de</text:p>
          </table:table-cell>
          <table:table-cell table:style-name="Informations.B2" office:value-type="string">
            <text:p text:style-name="P7">{{productor<text:span text:style-name="T7">_payment</text:span>}}</text:p>
          </table:table-cell>
        </table:table-row>
        <table:table-row>
          <table:table-cell table:style-name="Informations.A2" office:value-type="string">
            <text:p text:style-name="P8">L’adhérent<text:span text:style-name="T6">·e</text:span></text:p>
          </table:table-cell>
          <table:table-cell table:style-name="Informations.B2" office:value-type="string">
            <text:p text:style-name="P8">{{<text:span text:style-name="T10">name</text:span>}}</text:p>
          </table:table-cell>
        </table:table-row>
        <table:table-row>
          <table:table-cell table:style-name="Informations.A2" office:value-type="string">
            <text:p text:style-name="P9">Email de l’adhérent<text:span text:style-name="T6">·e</text:span></text:p>
          </table:table-cell>
          <table:table-cell table:style-name="Informations.B2" office:value-type="string">
            <text:p text:style-name="P8">{{email}} </text:p>
          </table:table-cell>
        </table:table-row>
        <table:table-row>
          <table:table-cell table:style-name="Informations.A2" office:value-type="string">
            <text:p text:style-name="P10">Téléphone de l’adhérent<text:span text:style-name="T6">·e</text:span></text:p>
          </table:table-cell>
          <table:table-cell table:style-name="Informations.B2" office:value-type="string">
            <text:p text:style-name="P10">{{phone}}</text:p>
          </table:table-cell>
        </table:table-row>
      </table:table>
      <text:p text:style-name="P11" loext:marker-style-name="T2"/>
      <text:p text:style-name="P12" loext:marker-style-name="T2">L'adhérent-e et le-la producteur-trice s’engagent à respecter le présent contrat, les statuts et le Règlement Intérieur de «l’AMAP CROIX LUIZET» et la charte des AMAP.</text:p>
      <text:p text:style-name="P12" loext:marker-style-name="T2"/>
      <text:p text:style-name="P13" loext:marker-style-name="T11"><text:span text:style-name="T12">Engagement réciproque :</text:span><text:span text:style-name="T13"> <text:s/>Le/La producteur·trice s’engage à fournir un panier {{contract</text:span><text:span text:style-name="T14">_</text:span><text:span text:style-name="T13">type}}, issus de son exploitation et de qualité en termes gustatif. Il/Elle s’engage à mener son exploitation dans un esprit de respect de la nature et de l’environnement. </text:span></text:p>
      <text:p text:style-name="P13" loext:marker-style-name="T11"><text:span text:style-name="T13">Le/La membre adhérent s’engage à acheter {{shipment</text:span><text:span text:style-name="T14">_</text:span><text:span text:style-name="T13">number}}</text:span><text:span text:style-name="T12"> panier</text:span><text:span text:style-name="T13"> en acceptant les conséquences d’aléas climatiques ou autres évènements ayant un impact sur la qualité ou la quantité de produits dans le panier. </text:span></text:p>
      <text:p text:style-name="P14" loext:marker-style-name="T11"><text:span text:style-name="T13">Le contrat commence le {{contract_date_start}} et termine le {{contract</text:span><text:span text:style-name="T15">_date_end}}.</text:span></text:p>
      <text:p text:style-name="P15" loext:marker-style-name="T11"/>
      <text:p text:style-name="P16" loext:marker-style-name="T11"><text:span text:style-name="T12">MODALITÉS DE LIVRAISON :</text:span><text:span text:style-name="T13"> <text:s/>Les livraisons sont effectuées exclusivement à la Maison du Citoyen, 67 rue Octavie – 69100 VILLEURBANNE, les jeudis soir de 19h00 à 20h00. Toutefois en accord avec le producteur, et suivant les mesures sanitaires en vigueur, le Conseil d’Administration peut modifier exceptionnellement le lieu, le jour ou l’horaire de livraison.</text:span></text:p>
      <text:p text:style-name="P17"/>
      <text:p text:style-name="P18" loext:marker-style-name="T2"><text:span text:style-name="T13">En cas d’impossibilité pour le/la producteur·trice d’assurer une livraison, le Conseil d’Administration et le/la référent-e producteur rechercheront, dans le respect des parties et de l’éthique de l’AMAP une solution compensatrice.</text:span></text:p>
      <text:p text:style-name="P18" loext:marker-style-name="T2"><text:span text:style-name="T13">En cas d’impossibilité pour l’adhérent·e de respecter le calendrier et de venir récupérer sa commande, les membres chargés de la distribution disposeront des paniers restants qui seront donnés à une association caritative ou distribués aux Amapien·ennes présent·es. Aucun panier ne sera remboursé.</text:span></text:p>
      <text:p text:style-name="P17"/>
      <text:p text:style-name="P18" loext:marker-style-name="T11"><text:span text:style-name="T12">RUPTURE DU CONTRAT :</text:span><text:span text:style-name="T13"> <text:s text:c="2"/>Ce contrat peut être interrompu unilatéralement par le/la membre adhérent, si et seulement si, un/une remplaçant·e est trouvé immédiatement, de sorte que le/la producteur·trice ne soit pas pénalisé financièrement. Ce contrat peut être rompu bilatéralement à tout moment. En cas de désaccord, c’est au Conseil d’Administration de statuer.</text:span></text:p>
      <text:p text:style-name="P19" loext:marker-style-name="T11"/>
      <text:h text:style-name="P20" text:outline-level="2" text:is-list-header="true"><text:soft-page-break/>Produits</text:h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21">Prix total</text:p>
          </table:table-cell>
          <table:table-cell table:style-name="total.B1" office:value-type="string">
            <text:p text:style-name="P22"/>
          </table:table-cell>
        </table:table-row>
      </table:table>
      <text:h text:style-name="P20" text:outline-level="2" text:is-list-header="true">Signatur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Signature producteur<text:span text:style-name="T16">·trice</text:span></text:p>
          </table:table-cell>
          <table:table-cell table:style-name="Table4.B1" office:value-type="string">
            <text:p text:style-name="P23">Signature adhérent<text:span text:style-name="T16">·e</text:span></text:p>
          </table:table-cell>
        </table:table-row>
        <table:table-row table:style-name="Table4.2">
          <table:table-cell table:style-name="Table4.A2" office:value-type="string">
            <text:p text:style-name="P23"/>
          </table:table-cell>
          <table:table-cell table:style-name="Table4.B2" office:value-type="string">
            <text:p text:style-name="P23"/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weight="normal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2T13:38:33.939784034</meta:creation-date>
    <dc:date>2025-10-17T11:34:40.536704535</dc:date>
    <meta:editing-duration>PT16H53M17S</meta:editing-duration>
    <meta:editing-cycles>32</meta:editing-cycles>
    <meta:generator>LibreOffice/25.8.1.1$Linux_X86_64 LibreOffice_project/580$Build-1</meta:generator>
    <meta:document-statistic meta:table-count="3" meta:image-count="0" meta:object-count="0" meta:page-count="2" meta:paragraph-count="37" meta:word-count="352" meta:character-count="2606" meta:non-whitespace-character-count="2279"/>
  </office:meta>
</office:document-meta>
</file>